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5c5f" officeooo:paragraph-rsid="00075c5f"/>
    </style:style>
    <style:style style:name="P2" style:family="paragraph" style:parent-style-name="Standard">
      <style:paragraph-properties fo:text-align="start" style:justify-single-word="false"/>
      <style:text-properties officeooo:rsid="00075c5f" officeooo:paragraph-rsid="00075c5f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75c5f" officeooo:paragraph-rsid="00075c5f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f80d"/>
    </style:style>
    <style:style style:name="T3" style:family="text">
      <style:text-properties officeooo:rsid="0008f8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и на период 04.03 — 10.03.24</text:p>
      <text:p text:style-name="P1"/>
      <text:p text:style-name="P2">У меня отпуск, нужно распорядится врмененем максимально <text:s/>эффективно.</text:p>
      <text:p text:style-name="P2"/>
      <text:p text:style-name="P2">1) Программирование до 10.03.24:</text:p>
      <text:p text:style-name="P3"><text:tab/><text:span text:style-name="T1">а) Прочитать полностью модуль с проектом. </text:span></text:p>
      <text:p text:style-name="P3"><text:span text:style-name="T1"><text:tab/>б) Просмотреть вебинар по разработке проекта.</text:span></text:p>
      <text:p text:style-name="P3"><text:span text:style-name="T1"><text:tab/>в) Сделать список вопросов. <text:s/>Заказать две индивидуальные консультации.</text:span></text:p>
      <text:p text:style-name="P3"><text:span text:style-name="T1"><text:tab/>г) Начать писать сам проект. Закончить 10.03.24</text:span></text:p>
      <text:p text:style-name="P3"><text:span text:style-name="T1"><text:tab/>д) Чтение книги </text:span>django.</text:p>
      <text:p text:style-name="P2"/>
      <text:p text:style-name="P2"/>
      <text:p text:style-name="P2">2) Гитара: <text:span text:style-name="T1">отработать пение уже изученных композиций, начать Ария «Потерянный рай», Сталкер, Киш «Прыгну со скалы»,</text:span></text:p>
      <text:p text:style-name="P2"/>
      <text:p text:style-name="P2">3) Финансы: 08.03 потратить 3000 р на подарки сестре, маме и Насте. Купить основу кита для сталкера.</text:p>
      <text:p text:style-name="P2"/>
      <text:p text:style-name="P2">4) Отношения: <text:span text:style-name="T3">на 8 снять квартиру и провести вечер с Настей.</text:span></text:p>
      <text:p text:style-name="P2"/>
      <text:p text:style-name="P2"/>
      <text:p text:style-name="P2">5) Спорт: <text:span text:style-name="T2">купить абонемент в спортзал либо абонемент на бокс.</text:span></text:p>
      <text:p text:style-name="P2"/>
      <text:p text:style-name="P2"/>
      <text:p text:style-name="P2">6) Книги: <text:span text:style-name="T3">чтение жбт дальше, пробежаться по <text:s/>атомным привычкам.</text:span></text:p>
      <text:p text:style-name="P2"/>
      <text:p text:style-name="P2">7) Саморазвитие: <text:span text:style-name="T3">восстановление режима сна и бодрствования, медитация, уделить каждое утро час на перезагрузку и размышления, сделать расписание.</text:span></text:p>
      <text:p text:style-name="P2"/>
      <text:p text:style-name="P2">8) Здоровье. <text:span text:style-name="T3">Нужно пройти обследование у офтальмолога, также пройти обследование у уролога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4T11:10:54.894000000</meta:creation-date>
    <dc:date>2024-03-04T11:33:48.489000000</dc:date>
    <meta:editing-duration>PT1M42S</meta:editing-duration>
    <meta:editing-cycles>1</meta:editing-cycles>
    <meta:generator>LibreOffice/6.3.6.2$Windows_x86 LibreOffice_project/2196df99b074d8a661f4036fca8fa0cbfa33a497</meta:generator>
    <meta:document-statistic meta:table-count="0" meta:image-count="0" meta:object-count="0" meta:page-count="1" meta:paragraph-count="15" meta:word-count="141" meta:character-count="1000" meta:non-whitespace-character-count="864"/>
  </office:meta>
</office:document-meta>
</file>